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AccessManager.internalHasPrivileges( String absPath , int privile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rkspaceAccess.canAccess( String workspace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AccessManager.canAccess( String worksp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AccessManager.canRead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ccessManager.isGranted( ItemId id , int action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efaultAccessManager.checkValidNodePath( String abs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AccessManager.getApplicablePolicies( String abs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AccessManager.getApplicablePolicies( Principal princip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AccessManager.canRead( Path item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AccessManager.getPrivileges( Path ab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ccessManager.init( AMContext amContext , AccessControlProvider acProvider , WorkspaceAccessManager wspAccessManag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efaultAccessManager.getPrivilege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AccessManager.getEffectivePolicies( String ab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AccessManager.getPath( String ab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ccessManag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AccessManager.checkInitializ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AccessManager.checkPermission( ItemId id , int permiss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AccessManager.hasPrivileges( String absPath , Privilege [ ] privileg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AccessManager.checkPrivileges( String absPath , int privileg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AccessManager.isGranted( Path parentPath , Name childName , int permis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AccessManager.getPrivileges( String abs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AccessManager.isSystemOrAdmin( Subject su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orkspaceAccess.WorkspaceAccess( WorkspaceAccessManager wspAccessManager , boolean isAdm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AccessManager.setPolicy( String absPath , AccessControlPolicy polic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AccessManager.removePolicy( String absPath , AccessControlPolicy polic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AccessManager.getPolicies( String abs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AccessManager.init( AMContext am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ccessManager.grants( Path absPath , int permis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ccessManager.isGranted( Path absPath , int permiss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